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5"/>
          <table:table-cell office:value-type="string">
            <text:p>OpenLCB Yahoo Group Membership</text:p>
          </table:table-cell>
        </table:table-row>
        <table:table-row table:style-name="ro1">
          <table:table-cell office:value-type="date" office:date-value="2009-11-02">
            <text:p>11/02/09</text:p>
          </table:table-cell>
          <table:table-cell office:value-type="float" office:value="3">
            <text:p>3</text:p>
          </table:table-cell>
          <table:table-cell>
            <draw:frame table:end-cell-address="Sheet1.J27" table:end-x="0.8154in" table:end-y="0.0469in" draw:z-index="0" draw:style-name="gr1" svg:width="6.5476in" svg:height="4.1484in" svg:x="0.4909in" svg:y="0.0839in">
              <draw:object draw:notify-on-update-of-ranges="Sheet1.A2:Sheet1.A29 Sheet1.B2:Sheet1.B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date" office:date-value="2010-01-27">
            <text:p>01/27/1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0-07-04">
            <text:p>07/04/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0-09-10">
            <text:p>09/10/1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0-11-29">
            <text:p>11/29/1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date" office:date-value="2010-12-23">
            <text:p>12/23/10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date" office:date-value="2011-01-01">
            <text:p>01/01/11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date" office:date-value="2011-01-15">
            <text:p>01/15/11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date" office:date-value="2011-03-15">
            <text:p>03/15/1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1-04-15">
            <text:p>04/15/1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1-06-15">
            <text:p>06/15/11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date" office:date-value="2011-07-06">
            <text:p>07/06/1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date" office:date-value="2011-07-12">
            <text:p>07/12/11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date" office:date-value="2011-08-01">
            <text:p>08/01/11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date" office:date-value="2011-09-09">
            <text:p>09/09/11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1-12-26">
            <text:p>12/26/11</text:p>
          </table:table-cell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date" office:date-value="2012-01-19">
            <text:p>01/19/12</text:p>
          </table:table-cell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date" office:date-value="2012-02-28">
            <text:p>02/28/12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date" office:date-value="2012-05-16">
            <text:p>05/16/12</text:p>
          </table:table-cell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date" office:date-value="2012-06-21">
            <text:p>06/21/12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date" office:date-value="2012-07-22">
            <text:p>07/22/12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date" office:date-value="2012-08-15">
            <text:p>08/15/12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date" office:date-value="2012-09-24">
            <text:p>09/24/12</text:p>
          </table:table-cell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date" office:date-value="2012-11-03">
            <text:p>11/03/12</text:p>
          </table:table-cell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date" office:date-value="2013-01-26">
            <text:p>01/26/13</text:p>
          </table:table-cell>
          <table:table-cell office:value-type="float" office:value="161">
            <text:p>16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1/27/2013</text:date>, <text:time>09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11-01-15T18:59:12</meta:creation-date>
    <dc:date>2013-01-27T09:40:09</dc:date>
    <dc:creator>Bob Jacobsen</dc:creator>
    <meta:editing-duration>P1DT8H26M51S</meta:editing-duration>
    <meta:editing-cycles>21</meta:editing-cycles>
    <meta:generator>OpenOffice.org/3.4.1$Unix OpenOffice.org_project/341m1$Build-9593</meta:generator>
    <meta:document-statistic meta:table-count="3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7">
      <style:chart-properties chart:display-label="true" chart:logarithmic="false" chart:interval-major="7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32cm" svg:height="10.538cm" xlink:href=".." xlink:type="simple" chart:class="chart:scatter" chart:style-name="ch1">
        <chart:plot-area chart:style-name="ch2" table:cell-range-address="Sheet1.A2:Sheet1.B29" svg:x="0.782cm" svg:y="0.975cm" svg:width="15.186cm" svg:height="8.933cm">
          <chartooo:coordinate-region svg:x="1.5cm" svg:y="1.139cm" svg:width="13.92cm" svg:height="7.8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9" chart:class="chart:scatter">
            <chart:domain table:cell-range-address="Sheet1.A2:Sheet1.A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9">
                <text:p>40119</text:p>
                <draw:g>
                  <svg:desc>Sheet1.A2:Sheet1.A29</svg:desc>
                </draw:g>
              </table:table-cell>
              <table:table-cell office:value-type="float" office:value="3">
                <text:p>3</text:p>
                <draw:g>
                  <svg:desc>Sheet1.B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5">
                <text:p>40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363">
                <text:p>40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31">
                <text:p>40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11">
                <text:p>405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35">
                <text:p>405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544">
                <text:p>40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58">
                <text:p>40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17">
                <text:p>406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648">
                <text:p>406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09">
                <text:p>407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30">
                <text:p>407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736">
                <text:p>407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756">
                <text:p>407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795">
                <text:p>407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03">
                <text:p>409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27">
                <text:p>409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7">
                <text:p>409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045">
                <text:p>410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81">
                <text:p>410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12">
                <text:p>411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36">
                <text:p>411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176">
                <text:p>411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16">
                <text:p>41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00">
                <text:p>41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